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7A000001F03CDC7D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Des bots pour NetHack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e année,</text:p>
            <text:p text:style-name="P1">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0T10:55:16</meta:creation-date>
    <dc:date>2013-04-08T18:11:43</dc:date>
    <meta:editing-duration>PT1H30M45S</meta:editing-duration>
    <meta:editing-cycles>26</meta:editing-cycles>
    <meta:generator>LibreOffice/4.0.2.2$Linux_x86 LibreOffice_project/400m0$Build-2</meta:generator>
    <meta:document-statistic meta:object-count="26"/>
  </office:meta>
</office:document-meta>
</file>